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dd826"/>
    </style:style>
    <style:style style:name="P3" style:family="paragraph" style:parent-style-name="Standard">
      <style:paragraph-properties fo:text-align="start" style:justify-single-word="false" style:writing-mode="lr-tb"/>
      <style:text-properties officeooo:paragraph-rsid="000f529b"/>
    </style:style>
    <style:style style:name="P4" style:family="paragraph" style:parent-style-name="Standard">
      <style:paragraph-properties fo:text-align="start" style:justify-single-word="false" style:writing-mode="lr-tb"/>
      <style:text-properties officeooo:rsid="00167515" officeooo:paragraph-rsid="00167515"/>
    </style:style>
    <style:style style:name="P5" style:family="paragraph" style:parent-style-name="Standard">
      <style:paragraph-properties fo:text-align="start" style:justify-single-word="false" style:writing-mode="lr-tb"/>
      <style:text-properties officeooo:rsid="00167515" officeooo:paragraph-rsid="0018da20"/>
    </style:style>
    <style:style style:name="P6" style:family="paragraph" style:parent-style-name="Standard">
      <style:paragraph-properties fo:text-align="start" style:justify-single-word="false" style:writing-mode="lr-tb"/>
      <style:text-properties officeooo:rsid="001b8517" officeooo:paragraph-rsid="001b8517"/>
    </style:style>
    <style:style style:name="P7" style:family="paragraph" style:parent-style-name="Standard">
      <style:paragraph-properties fo:text-align="start" style:justify-single-word="false" style:writing-mode="lr-tb"/>
      <style:text-properties officeooo:rsid="001f05ca" officeooo:paragraph-rsid="001f05ca"/>
    </style:style>
    <style:style style:name="P8" style:family="paragraph" style:parent-style-name="Standard">
      <style:paragraph-properties fo:text-align="start" style:justify-single-word="false" style:writing-mode="lr-tb"/>
      <style:text-properties officeooo:rsid="001f05ca" officeooo:paragraph-rsid="001fb0bf"/>
    </style:style>
    <style:style style:name="P9" style:family="paragraph" style:parent-style-name="Standard">
      <style:paragraph-properties fo:text-align="start" style:justify-single-word="false" style:writing-mode="lr-tb"/>
      <style:text-properties officeooo:rsid="001fe21f" officeooo:paragraph-rsid="001fe21f"/>
    </style:style>
    <style:style style:name="P10" style:family="paragraph" style:parent-style-name="Standard">
      <style:paragraph-properties fo:text-align="start" style:justify-single-word="false" style:writing-mode="lr-tb"/>
      <style:text-properties officeooo:rsid="0021a3da" officeooo:paragraph-rsid="0021a3da"/>
    </style:style>
    <style:style style:name="P1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style>
    <style:style style:name="P12" style:family="paragraph" style:parent-style-name="Standard">
      <style:paragraph-properties fo:text-align="end" style:justify-single-word="false" style:writing-mode="rl-tb"/>
    </style:style>
    <style:style style:name="P13" style:family="paragraph" style:parent-style-name="Standard">
      <style:paragraph-properties fo:text-align="end" style:justify-single-word="false" style:writing-mode="rl-tb"/>
      <style:text-properties officeooo:paragraph-rsid="000dd826"/>
    </style:style>
    <style:style style:name="P14" style:family="paragraph" style:parent-style-name="Standard">
      <style:paragraph-properties fo:text-align="end" style:justify-single-word="false" style:writing-mode="rl-tb"/>
      <style:text-properties officeooo:paragraph-rsid="000f529b"/>
    </style:style>
    <style:style style:name="P15" style:family="paragraph" style:parent-style-name="Standard">
      <style:paragraph-properties fo:text-align="start" style:justify-single-word="false" style:writing-mode="lr-tb"/>
      <style:text-properties style:text-position="0% 100%" officeooo:rsid="0018da20" officeooo:paragraph-rsid="0018da20"/>
    </style:style>
    <style:style style:name="P16" style:family="paragraph" style:parent-style-name="Standard">
      <style:paragraph-properties fo:text-align="start" style:justify-single-word="false" style:writing-mode="lr-tb"/>
      <style:text-properties officeooo:rsid="0021a3da" officeooo:paragraph-rsid="0021a3da"/>
    </style:style>
    <style:style style:name="P17" style:family="paragraph" style:parent-style-name="Standard">
      <style:paragraph-properties fo:text-align="start" style:justify-single-word="false" style:writing-mode="lr-tb"/>
      <style:text-properties officeooo:rsid="00254b9a" officeooo:paragraph-rsid="00254b9a"/>
    </style:style>
    <style:style style:name="P18" style:family="paragraph" style:parent-style-name="Standard">
      <style:paragraph-properties fo:text-align="start" style:justify-single-word="false" style:writing-mode="lr-tb"/>
    </style:style>
    <style:style style:name="P19" style:family="paragraph" style:parent-style-name="Standard">
      <style:paragraph-properties fo:text-align="start" style:justify-single-word="false" style:writing-mode="lr-tb"/>
      <style:text-properties officeooo:paragraph-rsid="000dd826"/>
    </style:style>
    <style:style style:name="P20" style:family="paragraph" style:parent-style-name="Standard">
      <style:paragraph-properties fo:text-align="start" style:justify-single-word="false" style:writing-mode="lr-tb"/>
      <style:text-properties officeooo:rsid="0025faa4" officeooo:paragraph-rsid="0025faa4"/>
    </style:style>
    <style:style style:name="T1" style:family="text">
      <style:text-properties officeooo:rsid="00128f91"/>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17b274"/>
    </style:style>
    <style:style style:name="T5" style:family="text">
      <style:text-properties style:text-position="0% 100%" officeooo:rsid="0018da20"/>
    </style:style>
    <style:style style:name="T6" style:family="text">
      <style:text-properties officeooo:rsid="001d235a"/>
    </style:style>
    <style:style style:name="T7" style:family="text">
      <style:text-properties officeooo:rsid="001f05ca"/>
    </style:style>
    <style:style style:name="T8" style:family="text">
      <style:text-properties officeooo:rsid="001fb0bf"/>
    </style:style>
    <style:style style:name="T9" style:family="text">
      <style:text-properties officeooo:rsid="0020a4ac"/>
    </style:style>
    <style:style style:name="T10" style:family="text">
      <style:text-properties officeooo:rsid="0025faa4"/>
    </style:style>
    <style:style style:name="T11" style:family="text">
      <style:text-properties officeooo:rsid="002764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er #2: The accurate calculation of capacitances is a significant problem that spans through multiple scientific areas: computational electromagnetics, computational physics, applied mathematics etc.</text:p>
      <text:p text:style-name="P12">نظردهنده شماره 2: محاسبه دقیق ظرفیت ها یک مشکل مهم است که در چندین حوزه علمی گسترده است: الکترومغناطیسی محاسباتی، فیزیک محاسباتی، ریاضیات کاربردی و غیره.</text:p>
      <text:p text:style-name="P1">In the manuscript, starting from (4) it is now known what is the domain of double and quadruple integrals, namely (4), (5), (6), (9), (10) and (11). Reading thought the manuscript one can understand that the boundary surface is divided into multiple squares or tiles, (i.e., meshing of the boundary surface), which further implies that the constant surfaces charge is assumed on each mesh element. The authors should clearly indicate what is the domain of the integration of double and quadruple integrals. Further, the authors should clearly state what are the "basis functions" for the approximation of the distribution of the surface charges.</text:p>
      <text:p text:style-name="P12">در نسخه خطی، با شروع از (4) اکنون مشخص شده است که حوزه انتگرال های مضاعف و چهارگانه چیست، یعنی (4)، (5)، (6)، (9)، (10) و (11). با خواندن این نسخه خطی می‌توان فهمید که سطح مرزی به مربع‌ها یا کاشی‌های متعدد تقسیم می‌شود (یعنی مش‌بندی سطح مرزی)، که بیشتر به این معنی است که بار سطوح ثابت روی هر عنصر مش فرض می‌شود. نویسندگان باید به وضوح نشان دهند که دامنه ادغام انتگرال های دوگانه و چهارگانه چیست. علاوه بر این، نویسندگان باید به وضوح بیان کنند که "توابع پایه" برای تقریب توزیع بارهای سطحی چیست.</text:p>
      <text:p text:style-name="P4">1 – In the formulas (4), (5), (6), (9) and (10), The domains of integrals have been added. In (11), the <text:s/>primitive function of e ^ (-u<text:span text:style-name="T2">2</text:span><text:span text:style-name="T3">d</text:span><text:span text:style-name="T2">2</text:span><text:span text:style-name="T3">) is needed </text:span><text:span text:style-name="T4">and this is an indefinite integral</text:span><text:span text:style-name="T3">. So this integral doesn’t need any domain </text:span><text:span text:style-name="T4">definition</text:span><text:span text:style-name="T3">.</text:span></text:p>
      <text:p text:style-name="P5"><text:span text:style-name="T3">2 – </text:span><text:span text:style-name="T5">In section 2 “Method of Moments for Capacitance Calculation}” at third paragraph, the sentence “</text:span><text:span text:style-name="T3"> Charge density of each segment is assumed to be constant for each segment.” </text:span><text:span text:style-name="T5">is added to describe the distribution of charge density.</text:span></text:p>
      <text:p text:style-name="P15"/>
      <text:p text:style-name="P1">The step between (11) and (12) seems to be the crucial for the presented work, yet very little is said about how that solution is obtained. The authors should provide further details, and comment how the accuracy of calculation of erf-function in (12) affects the overall accuracy of the calculation of capacitances. A comment on how many significant digits are used for erf-function is used is needed, too.</text:p>
      <text:p text:style-name="P6">3 – <text:span text:style-name="T6">Finding the</text:span> primitive function <text:span text:style-name="T6">in (11) can be done by common softwares. It is also solvable by using WolframAlpha website. To do this first we integrate over x1 and x2.</text:span></text:p>
      <text:p text:style-name="P6">Integrate[Exp[-u^2 ((x1 - x2)^2 + y^2 + z^2)], x1, x2] : <text:span text:style-name="T7">Here y means (y1 – y2).</text:span></text:p>
      <text:p text:style-name="P7">And following answer is obtained.</text:p>
      <text:p text:style-name="P7">(Sqrt[Pi] (-(1/(E<text:span text:style-name="T8">xp[</text:span>u^2 (x1 - x2)^2<text:span text:style-name="T8">]</text:span> Sqrt[Pi] u)) + x2 Erf[u (x1 - x2)] + x1 Erf[u (-x1 + x2)]))/(2 E<text:span text:style-name="T8">xp[</text:span>u^2 (y^2 + z^2)<text:span text:style-name="T8">]</text:span> u)</text:p>
      <text:p text:style-name="P7">Now it is better to replace <text:span text:style-name="T8">(x1 – x2) by x and y by (y1 -y2). Then we can integrate it over y1 and y2.</text:span></text:p>
      <text:p text:style-name="P8"><text:span text:style-name="T8">Integrate[</text:span>(Sqrt[Pi] (-(1/(E<text:span text:style-name="T8">xp[</text:span>u^2 x^2<text:span text:style-name="T8">]</text:span> Sqrt[Pi] u)) + x2 Erf[u x] - x1 Erf[u x]))/(2 Exp<text:span text:style-name="T8">[</text:span>(u^2 <text:span text:style-name="T8">(</text:span>y<text:span text:style-name="T8">1 - y2)</text:span>^2 + z^2)<text:span text:style-name="T8">]</text:span> u), <text:span text:style-name="T8">y1, y2]</text:span></text:p>
      <text:p text:style-name="P9">And the <text:span text:style-name="T9">exact </text:span>answer is:</text:p>
      <text:p text:style-name="P9">-(Sqrt[Pi] (1 + E<text:span text:style-name="T9">xp[</text:span>u^2 x^2<text:span text:style-name="T9">]</text:span> Sqrt[Pi] u x Erf[u x]) (-(1/(E<text:span text:style-name="T9">xp[</text:span>u^2 (y1 - y2)^2<text:span text:style-name="T9">]</text:span> Sqrt[Pi] u)) + y2 Erf[u (y1 - y2)] + y1 Erf[u (-y1 + y2)]))/(4 E<text:span text:style-name="T9">xp[</text:span>u^2 (x^2 + z^2)<text:span text:style-name="T9">]</text:span> u^3)</text:p>
      <text:p text:style-name="P10">So the wolfram alpha now is referred in the paper:</text:p>
      <text:p text:style-name="P10">“ It can be done by common mathematical softwares. The solution has been obtained by use of "Wolfram Alpha" “</text:p>
      <text:p text:style-name="P17">4 – As it is mentioned in (17) and (18), the final answer is based on Arctan and Arcsinh or Log functions. All of these functions can be calculated with standard numerical packages. We used NUMPY to compute the numerical results. Really accuracy is not the keypoint of problem and <text:span text:style-name="T10">does not disturb our results.</text:span></text:p>
      <text:p text:style-name="P17"/>
      <text:p text:style-name="P10"/>
      <text:p text:style-name="P12"><text:soft-page-break/>به نظر می رسد مرحله بین (11) و (12) برای کار ارائه شده بسیار مهم است، اما در مورد چگونگی به دست آوردن آن راه حل بسیار کمی گفته شده است. نویسندگان باید جزئیات بیشتری را ارائه دهند و اظهار نظر کنند که چگونه دقت محاسبه تابع erf در (12) بر دقت کلی محاسبه ظرفیت‌ها تأثیر می‌گذارد. نظر در مورد تعداد ارقام مهمی که برای تابع erf استفاده شده است نیز مورد نیاز است.</text:p>
      <text:p text:style-name="P2">Since the authors state that the accurate calculation of capacitances is of interest, complementary to Figs. 3 and 5 they should provide the number of significant digits of the results they obtained or some other numerical estimate of the accuracy of the capacitance that they calculate. Figs. 3 and 5 show monotonically increase of capacitance, but it is not clear if the results converge to the exact solution or to some other solution. The authors should compare their work the known results [34] and cross check the calculated capacitance if the number of tiles is one or two orders of magnitude higher than those presented in Figs. 3 and 5. </text:p>
      <text:p text:style-name="P2"/>
      <text:p text:style-name="P2">For the reasons stated above, the manuscript needs major revision.</text:p>
      <text:p text:style-name="P2"/>
      <text:p text:style-name="P20">5 – Answers obtained in this paper are accurate specially in coarse segmentation. </text:p>
      <text:p text:style-name="P2"/>
      <text:p text:style-name="P13">از آنجایی که نویسندگان بیان می‌کنند که محاسبه دقیق ظرفیت‌ها مورد توجه است، مکمل شکل. 3 و 5 آنها باید تعداد ارقام قابل توجه نتایجی را که به دست آورده اند یا تخمین عددی دیگری از دقت ظرفیت را که محاسبه می کنند ارائه کنند. <text:span text:style-name="T1">شکل‌های</text:span> 3 و 5 افزایش یکنواخت ظرفیت را نشان می دهد، اما مشخص نیست که آیا نتایج به محلول دقیق همگرا می شوند یا به راه حل های دیگر. نویسندگان باید کار خود را با نتایج شناخته شده مقایسه کنند [34] و اگر تعداد کاشی ها یک یا دو مرتبه بزرگتر از آنچه در شکل ها ارائه شده است، ظرفیت محاسبه شده را بررسی کنند. 3 و 5.</text:p>
      <text:p text:style-name="P13"/>
      <text:p text:style-name="P13">به دلایلی که در بالا ذکر شد، نسخه خطی نیاز به بازبینی اساسی دارد.</text:p>
      <text:p text:style-name="P2"/>
      <text:p text:style-name="P3">Reviewer #3: Dear authors you have proposed the closed form solution for the quadruple integrals over rectangles for parallel and orthogonal case. The paper is well written but there is the following problem. This calculation has been addressed many times in literature. For example in the following paper</text:p>
      <text:p text:style-name="P14">داور شماره 3: نویسندگان محترم شما راه حل شکل بسته را برای انتگرال های چهارگانه بر روی مستطیل برای حالت های موازی و متعامد پیشنهاد کرده اید. مقاله به خوبی نوشته شده است اما مشکل زیر وجود دارد. این محاسبه بارها در ادبیات مطرح شده است. به عنوان مثال در مقاله زیر</text:p>
      <text:p text:style-name="P1"><text:s/>"Z. Song, F. Duval, D. Su, and A. Louis, "Stable partial inductance calculation for partial element equivalent circuit modeling," Applied Computational Electromagnetics Society (ACES) Journal, vol. 25, no. 9, 2010., vol. 25, pp. 738-749, 2010"</text:p>
      <text:p text:style-name="P3"/>
      <text:p text:style-name="P1">the closed form solution for parallel and orhotogonal rectangles can be already found without any limitation on the coplanarity (please see the Table I of this paper where formulas are given in the 4D-1 and 4D-2 tab). In addition, the singularities can be simply handled by using the atan2 function and by considering that lim x-&gt;0 x log (x) = 0.</text:p>
      <text:p text:style-name="P12">راه حل شکل بسته برای مستطیل های موازی و متعامد را می توان بدون هیچ گونه محدودیتی در همسطح بودن پیدا کرد (لطفاً به جدول I این مقاله که در آن فرمول ها در برگه 4D-1 و 4D-2 آورده شده است مراجعه کنید). علاوه بر این، تکینگی ها را می توان به سادگی با استفاده از تابع atan2 و با در نظر گرفتن اینکه lim x-&gt;0 x log (x) = 0 مدیریت کرد.</text:p>
      <text:p text:style-name="P1">I'm sorry but I don't see a clear advantage to use your formulas (with coplanar limitation). Can you clearly explain this point?</text:p>
      <text:p text:style-name="P12"><text:soft-page-break/>متاسفم اما من مزیت واضحی برای استفاده از فرمول های شما (با محدودیت همسطح) نمی بینم. آیا می توانید این نکته را به وضوح توضیح دهید؟</text:p>
      <text:p text:style-name="P1">For further assistance, please visit our customer support site at <text:a xlink:type="simple" xlink:href="http://help.elsevier.com/app/answers/list/p/7923" text:style-name="Internet_20_link" text:visited-style-name="Visited_20_Internet_20_Link">http://help.elsevier.com/app/answers/list/p/7923</text:a>. Here you can search for solutions on a range of topics, find answers to frequently asked questions and learn more about EM via interactive tutorials. You will also find our 24/7 support contact details should you need any further assistance from one of our customer support representatives.</text:p>
      <text:p text:style-name="P12">برای راهنمایی بیشتر، لطفاً از سایت پشتیبانی مشتری ما در http://help.elsevier.com/app/answers/list/p/7923 دیدن کنید. در اینجا می‌توانید راه‌حل‌هایی را در زمینه موضوعات مختلف جستجو کنید، پاسخ سؤالات متداول را بیابید و از طریق آموزش‌های تعاملی درباره EM اطلاعات بیشتری کسب کنید. همچنین در صورت نیاز به کمک بیشتر از یکی از نمایندگان پشتیبانی مشتری، اطلاعات تماس با پشتیبانی 24 ساعته ما را خواهید یافت.</text:p>
      <text:p text:style-name="P1">#AU_MATCOM#</text:p>
      <text:p text:style-name="P12"/>
      <text:p text:style-name="P3">To ensure this email reaches the intended recipient, please do not delete the above code</text:p>
      <text:p text:style-name="P14">برای اطمینان از رسیدن این ایمیل به گیرنده مورد نظر، لطفاً کد بالا را حذف نکنید</text:p>
      <text:p text:style-name="P3">__________________________________________________</text:p>
      <text:p text:style-name="P11">In compliance with data protection regulations, you may request that we remove your personal registration details at any time. (Use the following URL: https://www.editorialmanager.com/matcom/login.asp?a=r). Please contact the publication office if you have any questions.</text:p>
      <text:p text:style-name="P1"/>
      <text:p text:style-name="P12">_________________________________________________</text:p>
      <text:p text:style-name="P12">مطابق با مقررات حفاظت از داده ها، ممکن است در هر زمانی درخواست کنید که ما اطلاعات ثبت نام شخصی شما را حذف کنیم. (از URL زیر استفاده کنید: https://www.editorialmanager.com/matcom/login.asp?a=r). لطفا در صورت داشتن هرگونه سوال با دفتر انتشارات تماس حاصل فرمای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3T23:53:59.676550533</meta:creation-date>
    <meta:generator>LibreOffice/6.0.7.3$Linux_X86_64 LibreOffice_project/00m0$Build-3</meta:generator>
    <dc:date>2022-05-27T12:29:01.084042949</dc:date>
    <meta:editing-duration>PT4H39M30S</meta:editing-duration>
    <meta:editing-cycles>9</meta:editing-cycles>
    <meta:document-statistic meta:table-count="0" meta:image-count="0" meta:object-count="0" meta:page-count="3" meta:paragraph-count="40" meta:word-count="1523" meta:character-count="8734" meta:non-whitespace-character-count="7240"/>
  </office:meta>
</office:document-meta>
</file>